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1.128in"/>
    </style:style>
    <style:style style:name="co11" style:family="table-column">
      <style:table-column-properties fo:break-before="auto" style:column-width="1.3902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48in">
              <dc:creator>LS</dc:creator>
              <dc:date>2018-11-26T00:00:00</dc:date>
              <text:p text:style-name="P1">BlurFilter-flow.js:456:9-44: BlurXFilter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in" draw:caption-point-x="-0.2402in" draw:caption-point-y="0.1748in">
              <dc:creator>LS</dc:creator>
              <dc:date>2018-11-26T00:00:00</dc:date>
              <text:p text:style-name="P1">BlurFilter-flow.js:456:28-44: BlurXFilter</text:p>
              <text:p text:style-name="P1">BlurFilter-flow.js:456:32-42: [class: BlurXFilter]</text:p>
            </office:annotation>
            <text:p>2</text:p>
          </table:table-cell>
        </table:table-row>
        <table:table-row table:style-name="ro5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457in">
              <dc:creator>LS</dc:creator>
              <dc:date>2018-11-26T00:00:00</dc:date>
              <text:p text:style-name="P1">BlurFilter-flow.js:457:9-44: BlurYFilter</text:p>
            </office:annotation>
            <text:p>1</text:p>
          </table:table-cell>
          <table:table-cell table:style-name="ce9" office:value-type="float" office:value="2">
            <office:annotation draw:style-name="gr9" draw:text-style-name="P1" svg:width="1.1413in" svg:height="1.1677in" svg:x="2.9031in" svg:y="0in" draw:caption-point-x="-0.2402in" draw:caption-point-y="0.3461in">
              <dc:creator>LS</dc:creator>
              <dc:date>2018-11-26T00:00:00</dc:date>
              <text:p text:style-name="P1">BlurFilter-flow.js:457:28-44: BlurYFilter</text:p>
              <text:p text:style-name="P1">BlurFilter-flow.js:457:32-42: [class: BlurYFilter]</text:p>
            </office:annotation>
            <text:p>2</text:p>
          </table:table-cell>
        </table:table-row>
        <table:table-row table:style-name="ro5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GraphicsRenderer" table:style-name="ta1" table:print="false">
        <table:table-column table:style-name="co6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>
          <table:table-cell table:number-columns-repeated="3"/>
        </table:table-row>
      </table:table>
      <table:table table:name="CanvasRenderer" table:style-name="ta1" table:print="false">
        <table:table-column table:style-name="co7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1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2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3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3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4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5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6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7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8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8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9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0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1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2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17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3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4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3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5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2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6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1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7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7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8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9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0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0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1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2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2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3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6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7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8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0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7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9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11/26/2018</text:date>, <text:time>16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26T16:56:09</dc:date>
    <dc:creator>Leonardo Silva</dc:creator>
    <meta:editing-duration>P2DT10H2M4S</meta:editing-duration>
    <meta:editing-cycles>172</meta:editing-cycles>
    <meta:generator>OpenOffice/4.1.5$Unix OpenOffice.org_project/415m1$Build-9789</meta:generator>
    <meta:document-statistic meta:table-count="49" meta:cell-count="686" meta:object-count="0"/>
  </office:meta>
</office:document-meta>
</file>